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8.16cm" fo:min-width="4.2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857cm" fo:min-width="5.351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0.25cm" fo:min-width="4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12cm" fo:min-width="3.178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3.85cm" fo:min-width="3.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3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08cm" fo:min-width="0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0.95cm" fo:min-width="4.454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1cm" fo:min-width="3.964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3.95cm" fo:min-width="4.7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7.48cm" fo:min-width="3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8cm" fo:min-width="3.321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9.45cm" fo:min-width="4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89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708cm" svg:height="8.41cm" svg:x="1.7cm" svg:y="11.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5.851cm" svg:height="13.107cm" svg:x="1.657cm" svg:y="12.381cm">
            <draw:text-box>
              <text:p><text:span text:style-name="T1">Customer</text:span></text:p>
              <text:p><text:span text:style-name="T1"/></text:p>
              <text:p><text:span text:style-name="T1">CustomerID</text:span></text:p>
              <text:p><text:span text:style-name="T1">NumberOfPeople</text:span></text:p>
              <text:p><text:span text:style-name="T1">TableNumber</text:span></text:p>
              <text:p><text:span text:style-name="T1">Date</text:span></text:p>
              <text:p><text:span text:style-name="T1">Time</text:span></text:p>
              <text:p><text:span text:style-name="T1"/></text:p>
              <text:p><text:span text:style-name="T1">AddCustomerID</text:span></text:p>
              <text:p><text:span text:style-name="T1">GetNumberOfPeople</text:span></text:p>
              <text:p><text:span text:style-name="T1">GetDate</text:span></text:p>
              <text:p><text:span text:style-name="T1">GetTime</text:span></text:p>
              <text:p><text:span text:style-name="T1">GetTableNumber</text:span></text:p>
              <text:p><text:span text:style-name="T1">SetCustomerInfo</text:span></text:p>
              <text:p><text:span text:style-name="T2"/></text:p>
              <text:p/>
              <text:p/>
            </draw:text-box>
          </draw:frame>
        </draw:g>
        <draw:g>
          <draw:custom-shape draw:style-name="gr3" draw:text-style-name="P1" draw:layer="layout" svg:width="4.7cm" svg:height="10.5cm" svg:x="14cm" svg:y="15.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4.638cm" svg:height="10.241cm" svg:x="14.298cm" svg:y="16.189cm">
            <draw:text-box>
              <text:p text:style-name="P2"><text:span text:style-name="T3">Order</text:span></text:p>
              <text:p text:style-name="P2"><text:span text:style-name="T3"/></text:p>
              <text:p text:style-name="P2"><text:span text:style-name="T3">OrderID</text:span></text:p>
              <text:p text:style-name="P2"><text:span text:style-name="T3">OrderedItem</text:span></text:p>
              <text:p text:style-name="P2"><text:span text:style-name="T3">TotalDrinkPrice</text:span></text:p>
              <text:p text:style-name="P2"><text:span text:style-name="T3">TotalDishPrice</text:span></text:p>
              <text:p text:style-name="P2"><text:span text:style-name="T3">TotalPrice</text:span></text:p>
              <text:p text:style-name="P2"><text:span text:style-name="T3">Quantity</text:span></text:p>
              <text:p text:style-name="P2"><text:span text:style-name="T3"/></text:p>
              <text:p text:style-name="P2"><text:span text:style-name="T3">AddOrderID</text:span></text:p>
              <text:p text:style-name="P2"><text:span text:style-name="T3">GetOrderedItem</text:span></text:p>
              <text:p text:style-name="P2"><text:span text:style-name="T3">GetTotalDrinkPrice</text:span></text:p>
              <text:p text:style-name="P2"><text:span text:style-name="T3">GetTotalDishPrice</text:span></text:p>
              <text:p text:style-name="P2"><text:span text:style-name="T3">GetTotalPrice</text:span></text:p>
              <text:p text:style-name="P2"><text:span text:style-name="T3">GetQuantity</text:span></text:p>
              <text:p text:style-name="P2"><text:span text:style-name="T3">SetOrderInfo</text:span></text:p>
              <text:p text:style-name="P2"><text:span text:style-name="T3">SaveToDatabase</text:span></text:p>
              <text:p text:style-name="P2"><text:span text:style-name="T3">GetFromDatabase</text:span></text:p>
            </draw:text-box>
          </draw:frame>
        </draw:g>
        <draw:g>
          <draw:custom-shape draw:style-name="gr5" draw:text-style-name="P1" draw:layer="layout" svg:width="4.2cm" svg:height="4.1cm" svg:x="2.1cm" svg:y="1cm">
            <text:p/>
            <draw:enhanced-geometry svg:viewBox="0 0 21600 21600" draw:type="rectangle" draw:enhanced-path="M 0 0 L 21600 0 21600 21600 0 21600 0 0 Z N"/>
          </draw:custom-shape>
          <draw:frame draw:style-name="gr6" draw:layer="layout" svg:width="2.864cm" svg:height="3.806cm" svg:x="2.6cm" svg:y="1.3cm">
            <draw:text-box>
              <text:p>Label</text:p>
              <text:p/>
              <text:p>Attribute</text:p>
              <text:p/>
              <text:p>Method</text:p>
            </draw:text-box>
          </draw:frame>
        </draw:g>
        <draw:g>
          <draw:frame draw:style-name="gr7" draw:text-style-name="P3" draw:layer="layout" svg:width="4.809cm" svg:height="11.003cm" svg:x="13.891cm" svg:y="2.342cm">
            <draw:text-box>
              <text:p text:style-name="P3"><text:span text:style-name="T1">Booking</text:span></text:p>
              <text:p text:style-name="P3"><text:span text:style-name="T1"/></text:p>
              <text:p text:style-name="P3"><text:span text:style-name="T1">BookingID</text:span></text:p>
              <text:p text:style-name="P3"><text:span text:style-name="T1">NumberOfPeople</text:span></text:p>
              <text:p text:style-name="P3"><text:span text:style-name="T1">Date</text:span></text:p>
              <text:p text:style-name="P3"><text:span text:style-name="T1">Time</text:span></text:p>
              <text:p text:style-name="P3"><text:span text:style-name="T1">FirstName</text:span></text:p>
              <text:p text:style-name="P3"><text:span text:style-name="T1">LastName</text:span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>GetNumberOfPeople</text:span></text:p>
              <text:p text:style-name="P3"><text:span text:style-name="T1">GetDate</text:span></text:p>
              <text:p text:style-name="P3"><text:span text:style-name="T1">GetTime</text:span></text:p>
              <text:p text:style-name="P3"><text:span text:style-name="T1">GetFirstName</text:span></text:p>
              <text:p text:style-name="P3"><text:span text:style-name="T1">GetLastName</text:span></text:p>
              <text:p text:style-name="P3"><text:span text:style-name="T1">AddBookingID</text:span></text:p>
              <text:p text:style-name="P3"><text:span text:style-name="T1">SetBookingInfo</text:span></text:p>
              <text:p text:style-name="P3"><text:span text:style-name="T1">SaveToDatabase</text:span></text:p>
              <text:p text:style-name="P3"><text:span text:style-name="T1">GetFromDatabase</text:span></text:p>
              <text:p text:style-name="P3"><text:span text:style-name="T1"/></text:p>
            </draw:text-box>
          </draw:frame>
          <draw:custom-shape draw:style-name="gr8" draw:text-style-name="P1" draw:layer="layout" svg:width="4.954cm" svg:height="11.2cm" svg:x="13.6cm" svg:y="1.942cm">
            <text:p/>
            <draw:enhanced-geometry svg:viewBox="0 0 21600 21600" draw:type="rectangle" draw:enhanced-path="M 0 0 L 21600 0 21600 21600 0 21600 0 0 Z N"/>
          </draw:custom-shape>
        </draw:g>
        <draw:line draw:style-name="gr9" draw:text-style-name="P1" draw:layer="layout" svg:x1="2.1cm" svg:y1="2.4cm" svg:x2="6.3cm" svg:y2="2.4cm">
          <text:p/>
        </draw:line>
        <draw:line draw:style-name="gr9" draw:text-style-name="P1" draw:layer="layout" svg:x1="2.1cm" svg:y1="3.8cm" svg:x2="6.3cm" svg:y2="3.8cm">
          <text:p/>
        </draw:line>
        <draw:g>
          <draw:g>
            <draw:frame draw:style-name="gr10" draw:text-style-name="P4" draw:layer="layout" svg:width="4.464cm" svg:height="3.191cm" svg:x="2.336cm" svg:y="7.209cm">
              <draw:text-box>
                <text:p><text:span text:style-name="T4">Table</text:span></text:p>
                <text:p><text:span text:style-name="T4"/></text:p>
                <text:p><text:span text:style-name="T4">TableNumber</text:span></text:p>
                <text:p><text:span text:style-name="T4"/></text:p>
                <text:p><text:span text:style-name="T4">SetTableNumber</text:span></text:p>
              </draw:text-box>
            </draw:frame>
            <draw:custom-shape draw:style-name="gr11" draw:text-style-name="P1" draw:layer="layout" svg:width="5.2cm" svg:height="4.2cm" svg:x="2.2cm" svg:y="6.6cm">
              <text:p/>
              <draw:enhanced-geometry svg:viewBox="0 0 21600 21600" draw:type="rectangle" draw:enhanced-path="M 0 0 L 21600 0 21600 21600 0 21600 0 0 Z N"/>
            </draw:custom-shape>
          </draw:g>
          <draw:line draw:style-name="gr9" draw:text-style-name="P1" draw:layer="layout" svg:x1="2.2cm" svg:y1="8.2cm" svg:x2="7.4cm" svg:y2="8.2cm">
            <text:p/>
          </draw:line>
          <draw:line draw:style-name="gr9" draw:text-style-name="P1" draw:layer="layout" svg:x1="2.2cm" svg:y1="9.3cm" svg:x2="7.4cm" svg:y2="9.3cm">
            <text:p/>
          </draw:line>
        </draw:g>
        <draw:line draw:style-name="gr9" draw:text-style-name="P1" draw:layer="layout" svg:x1="13.6cm" svg:y1="3.342cm" svg:x2="18.554cm" svg:y2="3.342cm">
          <text:p/>
        </draw:line>
        <draw:line draw:style-name="gr9" draw:text-style-name="P1" draw:layer="layout" svg:x1="13.6cm" svg:y1="7.442cm" svg:x2="18.554cm" svg:y2="7.442cm">
          <text:p/>
        </draw:line>
        <draw:g>
          <draw:g>
            <draw:custom-shape draw:style-name="gr12" draw:text-style-name="P1" draw:layer="layout" svg:width="4.2cm" svg:height="7.73cm" svg:x="2cm" svg:y="20.57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5" draw:layer="layout" svg:width="3.821cm" svg:height="7.43cm" svg:x="2.279cm" svg:y="20.77cm">
              <draw:text-box>
                <text:p text:style-name="P5"><text:span text:style-name="T5">MenuItem</text:span></text:p>
                <text:p text:style-name="P5"><text:span text:style-name="T5"/></text:p>
                <text:p text:style-name="P5"><text:span text:style-name="T5">ItemName</text:span></text:p>
                <text:p text:style-name="P5"><text:span text:style-name="T5">ItemType</text:span></text:p>
                <text:p text:style-name="P5"><text:span text:style-name="T5">ItemPrice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>GetItemName</text:span></text:p>
                <text:p text:style-name="P5"><text:span text:style-name="T5">GetItemType</text:span></text:p>
                <text:p text:style-name="P5"><text:span text:style-name="T5">GetItemPrice</text:span></text:p>
                <text:p text:style-name="P5"><text:span text:style-name="T5">SetItemInfo</text:span></text:p>
                <text:p text:style-name="P5"><text:span text:style-name="T5"/></text:p>
              </draw:text-box>
            </draw:frame>
          </draw:g>
          <draw:line draw:style-name="gr9" draw:text-style-name="P1" draw:layer="layout" svg:x1="2cm" svg:y1="21.77cm" svg:x2="6.2cm" svg:y2="21.77cm">
            <text:p/>
          </draw:line>
          <draw:line draw:style-name="gr9" draw:text-style-name="P1" draw:layer="layout" svg:x1="2.1cm" svg:y1="24.67cm" svg:x2="6.3cm" svg:y2="24.67cm">
            <text:p/>
          </draw:line>
        </draw:g>
        <draw:line draw:style-name="gr9" draw:text-style-name="P1" draw:layer="layout" svg:x1="14cm" svg:y1="17.064cm" svg:x2="18.7cm" svg:y2="17.064cm">
          <text:p/>
        </draw:line>
        <draw:line draw:style-name="gr9" draw:text-style-name="P1" draw:layer="layout" svg:x1="14cm" svg:y1="21.05cm" svg:x2="18.7cm" svg:y2="21.05cm">
          <text:p/>
        </draw:line>
        <draw:line draw:style-name="gr9" draw:text-style-name="P1" draw:layer="layout" svg:x1="2cm" svg:y1="13.061cm" svg:x2="6.26cm" svg:y2="13.061cm">
          <text:p/>
        </draw:line>
        <draw:line draw:style-name="gr9" draw:text-style-name="P1" draw:layer="layout" svg:x1="2cm" svg:y1="16.367cm" svg:x2="6.26cm" svg:y2="16.367cm">
          <text:p/>
        </draw:line>
        <draw:custom-shape draw:style-name="gr14" draw:text-style-name="P1" draw:layer="layout" svg:width="4.8cm" svg:height="9.7cm" svg:x="8.1cm" svg:y="14.8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4.8cm" svg:height="11.453cm" svg:x="8.3cm" svg:y="15.2cm">
          <draw:text-box>
            <text:p><text:span text:style-name="T3">Menu</text:span></text:p>
            <text:p><text:span text:style-name="T3"/></text:p>
            <text:p><text:span text:style-name="T3">MenuID</text:span></text:p>
            <text:p><text:span text:style-name="T3">ItemName</text:span></text:p>
            <text:p><text:span text:style-name="T3">ItemType</text:span></text:p>
            <text:p><text:span text:style-name="T3">ItemPrice</text:span></text:p>
            <text:p><text:span text:style-name="T3"/></text:p>
            <text:p><text:span text:style-name="T3">AddMenuID</text:span></text:p>
            <text:p><text:span text:style-name="T3">GetItemName</text:span></text:p>
            <text:p><text:span text:style-name="T3">GetItemType</text:span></text:p>
            <text:p><text:span text:style-name="T3">GetItemPrice</text:span></text:p>
            <text:p><text:span text:style-name="T3">SetMenuItemInfo</text:span></text:p>
            <text:p><text:span text:style-name="T3">SaveToDatabase</text:span></text:p>
            <text:p><text:span text:style-name="T3">GetFromDatabase</text:span></text:p>
            <text:p><text:span text:style-name="T2"/></text:p>
            <text:p/>
            <text:p/>
            <text:p/>
            <text:p/>
          </draw:text-box>
        </draw:frame>
        <draw:line draw:style-name="gr9" draw:text-style-name="P1" draw:layer="layout" svg:x1="8.1cm" svg:y1="18.9cm" svg:x2="12.8cm" svg:y2="18.9cm">
          <text:p/>
        </draw:line>
        <draw:line draw:style-name="gr9" draw:text-style-name="P1" draw:layer="layout" svg:x1="8.1cm" svg:y1="16.1cm" svg:x2="12.8cm" svg:y2="1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4T20:50:22.971000000</meta:creation-date>
    <dc:date>2015-01-16T16:37:42.352000000</dc:date>
    <meta:editing-duration>PT47M51S</meta:editing-duration>
    <meta:editing-cycles>6</meta:editing-cycles>
    <meta:generator>LibreOffice/4.3.2.2$Windows_x86 LibreOffice_project/edfb5295ba211bd31ad47d0bad0118690f76407d</meta:generator>
    <meta:document-statistic meta:object-count="36"/>
  </office:meta>
</office:document-meta>
</file>